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2</text:p>
      <text:p text:style-name="Author">Jimmy m Gong</text:p>
      <text:h text:style-name="Heading_20_2" text:outline-level="2">Table of Contents</text:h>
      <text:list text:style-name="L1">
        <text:list-item>
          <text:p text:style-name="P1"><text:a xlink:type="simple" xlink:href="#org37cc28e" office:name=""><text:span text:style-name="Definition">团购协议</text:span></text:a></text:p>
          <text:list text:style-name="L2">
            <text:list-item>
              <text:list text:style-name="L3">
                <text:list-item>
                  <text:p text:style-name="P3"><text:a xlink:type="simple" xlink:href="#org90a2200" office:name=""><text:span text:style-name="Definition">价格</text:span></text:a></text:p>
                </text:list-item>
                <text:list-item>
                  <text:p text:style-name="P3"><text:a xlink:type="simple" xlink:href="#org6e14ab7" office:name=""><text:span text:style-name="Definition">责任及义务</text:span></text:a></text:p>
                </text:list-item>
                <text:list-item>
                  <text:p text:style-name="P3"><text:a xlink:type="simple" xlink:href="#org8251a04" office:name=""><text:span text:style-name="Definition">付款方式及流程</text:span></text:a></text:p>
                </text:list-item>
              </text:list>
            </text:list-item>
          </text:list>
        </text:list-item>
        <text:list-item>
          <text:p text:style-name="P1"><text:a xlink:type="simple" xlink:href="#org609e0f1" office:name=""><text:span text:style-name="Definition"/></text:a></text:p>
        </text:list-item>
      </text:list>
      <text:p text:style-name="First_20_paragraph"><text:a xlink:type="simple" xlink:href="https://github.com/fniessen/org-html-themes/blob/master/demo/example.org" office:name=""><text:span text:style-name="Definition">Edit on GitHub</text:span></text:a></text:p>
      <text:h text:style-name="Heading_20_2" text:outline-level="2">团购协议</text:h>
      <text:p text:style-name="First_20_paragraph">甲方：</text:p>
      <text:p text:style-name="Text_20_body">乙方：</text:p>
      <text:p text:style-name="Text_20_body">春节将至，经双方友好协商，现就团购事宜达成如下协议:</text:p>
      <text:h text:style-name="Heading_20_4" text:outline-level="4">价格</text:h>
      <text:list text:style-name="L4">
        <text:list-item>
          <text:p text:style-name="P4">团购商品信息及价格如下：<text:line-break/>商品名称：_______________, 商品数量：_______________,<text:line-break/>原价：_______________元/件， 团购价：_______________元/件,<text:line-break/>总合计：（大写）_______________元, (小写)_______________元.</text:p>
        </text:list-item>
      </text:list>
      <text:h text:style-name="Heading_20_4" text:outline-level="4">责任及义务</text:h>
      <text:list text:style-name="L5">
        <text:list-item>
          <text:p text:style-name="P5">乙方保证本次团购享受和零售产品同样的质量保证和售后服务。</text:p>
        </text:list-item>
        <text:list-item>
          <text:p text:style-name="P5">甲方必须货到付款。</text:p>
        </text:list-item>
      </text:list>
      <text:h text:style-name="Heading_20_4" text:outline-level="4">付款方式及流程</text:h>
      <text:list text:style-name="L6">
        <text:list-item>
          <text:p text:style-name="P6">甲方预付定金，春节由乙方将货物送至甲方目的地。</text:p>
        </text:list-item>
        <text:list-item>
          <text:p text:style-name="P6">乙方凭发票到甲方结算货款。</text:p>
        </text:list-item>
        <text:list-item>
          <text:p text:style-name="P6">本合同有效期： 年 月 日 至 年 月 日</text:p>
        </text:list-item>
        <text:list-item>
          <text:p text:style-name="P6"><text:span text:style-name="T1">hello world</text:span></text:p>
        </text:list-item>
      </text:list>
      <text:h text:style-name="Heading_20_2" text:outline-level="2"/>
      <text:p text:style-name="First_20_paragraph">甲方（盖章）</text:p>
      <text:p text:style-name="Text_20_body">乙方（盖章）</text:p>
      <text:p text:style-name="Horizontal_20_Line"/>
      <text:p text:style-name="First_20_paragraph">代表：</text:p>
      <text:p text:style-name="Text_20_body">代表：</text:p>
      <text:p text:style-name="Horizontal_20_Line"/>
      <text:p text:style-name="First_20_paragraph">日期：_______年 月 日</text:p>
      <text:p text:style-name="Text_20_body">日期：\ \ 年 月 日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甲方（盖章）</text:p>
          </table:table-cell>
          <table:table-cell table:style-name="Table1.A1" office:value-type="string">
            <text:p text:style-name="Table_20_Contents">乙方（盖章）</text:p>
          </table:table-cell>
        </table:table-row>
        <table:table-row>
          <table:table-cell table:style-name="Table1.A1" office:value-type="string">
            <text:p text:style-name="Table_20_Contents">代表：</text:p>
          </table:table-cell>
          <table:table-cell table:style-name="Table1.A1" office:value-type="string">
            <text:p text:style-name="Table_20_Contents">代表：</text:p>
          </table:table-cell>
        </table:table-row>
        <table:table-row>
          <table:table-cell table:style-name="Table1.A1" office:value-type="string">
            <text:p text:style-name="Table_20_Contents">日期： 年 月 日</text:p>
          </table:table-cell>
          <table:table-cell table:style-name="Table1.A1" office:value-type="string">
            <text:p text:style-name="Table_20_Contents">日期： 年 月 日</text:p>
          </table:table-cell>
        </table:table-row>
      </table:table>
      <text:p text:style-name="First_20_paragraph">甲方（盖章）</text:p>
      <text:p text:style-name="Text_20_body">代表：</text:p>
      <text:p text:style-name="Text_20_body">乙方（盖章）</text:p>
      <text:p text:style-name="Text_20_body">代表：</text:p>
      <text:p text:style-name="Text_20_body">代表： 代表：</text:p>
      <text:p text:style-name="Text_20_body">日期： 年 月 日 日期： 年 月 日</text:p>
      <text:list text:style-name="L7">
        <text:list-item>
          <text:p text:style-name="P7"><text:a xlink:type="simple" xlink:href="" office:name=""><text:span text:style-name="Definition"/></text:a>Lord of the Rings<text:line-break/></text:p>
          <text:p text:style-name="First_20_paragraph">My favorite scenes are (in this order)</text:p>
          <text:list text:style-name="L8">
            <text:list-item>
              <text:p text:style-name="P8">The attack of the Rohirrim</text:p>
            </text:list-item>
            <text:list-item>
              <text:p text:style-name="P8">Eowyn's fight with the witch king</text:p>
              <text:list text:style-name="L9">
                <text:list-item>
                  <text:p text:style-name="P9">this was already my favorite scene in the book</text:p>
                </text:list-item>
                <text:list-item>
                  <text:p text:style-name="P9">I really like Miranda Otto.</text:p>
                </text:list-item>
              </text:list>
            </text:list-item>
            <text:list-item>
              <text:p text:style-name="P8">Peter Jackson being shot by Legolas</text:p>
              <text:list text:style-name="L10">
                <text:list-item>
                  <text:p text:style-name="P10">on DVD only</text:p>
                </text:list-item>
              </text:list>
              <text:p text:style-name="P8">He makes a really funny face when it happens.</text:p>
            </text:list-item>
          </text:list>
          <text:p text:style-name="First_20_paragraph">ORG-LIST-END-MARKER But in the end, no individual scenes matter but the film as a whole. Important actors in this film are:</text:p>
          <text:p text:style-name="Definition_20_Term_20_Tight">Elijah Wood</text:p>
          <text:p text:style-name="Definition_20_Definition_20_Tight">He plays Frodo</text:p>
          <text:p text:style-name="Definition_20_Term_20_Tight">Sean Austin</text:p>
          <text:p text:style-name="Definition_20_Definition_20_Tight">He plays Sam, Frodo's friend. I still remember him very well from his role as Mikey Walsh in The Goonies. ORG-LIST-END-MARKER</text:p>
          <text:p text:style-name="First_20_paragraph">:100: Everything should be made as simple as possible,<text:line-break/>2 Everything should be made as simple as possible, but not any simpler</text:p>
          <text:p text:style-name="Text_20_body">Great clouds overhead<text:line-break/>Tiny black birds rise and fall<text:line-break/>Snow covers Emacs<text:line-break/>:100:<text:line-break/>:chicken:<text:line-break/>    -- AlexSchroeder<text:line-break/></text:p>
          <text:p text:style-name="P11">Everything should be made as simple as possible, but not any simpler -- Albert Einstein</text:p>
          <text:p text:style-name="First_20_paragraph">This text is<text:line-break/>aligned to the left!</text:p>
          <text:p text:style-name="Text_20_body">This text is<text:line-break/>centered!</text:p>
          <text:p text:style-name="Text_20_body">This text is<text:line-break/>aligned to the right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2</dc:title>
  </office:meta>
</office:document-meta>
</file>